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fill="hatch" draw:fill-color="#ffffff" draw:fill-hatch-name="Hatch_20_1" draw:fill-hatch-solid="tru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25cm" svg:height="1cm" svg:x="2.75cm" svg:y="10.75cm">
          <text:p/>
        </draw:rect>
        <draw:rect draw:style-name="gr1" draw:text-style-name="P1" draw:layer="layout" svg:width="1.25cm" svg:height="1cm" svg:x="4.5cm" svg:y="10.75cm">
          <text:p/>
        </draw:rect>
        <draw:rect draw:style-name="gr1" draw:text-style-name="P1" draw:layer="layout" svg:width="4.5cm" svg:height="1.25cm" svg:x="2cm" svg:y="8.25cm">
          <text:p/>
        </draw:rect>
        <draw:g>
          <draw:line draw:style-name="gr2" draw:text-style-name="P1" draw:layer="layout" svg:x1="2.25cm" svg:y1="5.25cm" svg:x2="2.75cm" svg:y2="5.25cm">
            <text:p/>
          </draw:line>
          <draw:line draw:style-name="gr2" draw:text-style-name="P1" draw:layer="layout" svg:x1="5.75cm" svg:y1="5.25cm" svg:x2="6.25cm" svg:y2="5.25cm">
            <text:p/>
          </draw:line>
          <draw:line draw:style-name="gr2" draw:text-style-name="P1" draw:layer="layout" svg:x1="2.25cm" svg:y1="11.25cm" svg:x2="2.75cm" svg:y2="11.25cm">
            <text:p/>
          </draw:line>
          <draw:line draw:style-name="gr2" draw:text-style-name="P1" draw:layer="layout" svg:x1="5.75cm" svg:y1="11.25cm" svg:x2="6.25cm" svg:y2="11.25cm">
            <text:p/>
          </draw:line>
          <draw:polyline draw:style-name="gr2" draw:text-style-name="P1" draw:layer="layout" svg:width="2.999cm" svg:height="1.999cm" svg:x="2.75cm" svg:y="4.25cm" svg:viewBox="0 0 3000 2000" draw:points="0,2000 0,0 3000,0 3000,2000">
            <text:p/>
          </draw:polyline>
          <draw:polyline draw:style-name="gr2" draw:text-style-name="P1" draw:layer="layout" svg:width="4.999cm" svg:height="2.999cm" svg:x="1.75cm" svg:y="9.25cm" svg:viewBox="0 0 5000 3000" draw:points="0,0 0,500 1000,500 1000,3000 4000,3000 4000,500 5000,500 5000,0">
            <text:p/>
          </draw:polyline>
          <draw:path draw:style-name="gr2" draw:text-style-name="P1" draw:layer="layout" svg:width="0.499cm" svg:height="1.999cm" svg:x="1.75cm" svg:y="7.25cm" svg:viewBox="0 0 500 2000" svg:d="M0 2000c0-2000 500-2000 500-2000">
            <text:p/>
          </draw:path>
          <draw:path draw:style-name="gr2" draw:text-style-name="P1" draw:layer="layout" svg:width="0.499cm" svg:height="0.999cm" svg:x="2.25cm" svg:y="6.25cm" svg:viewBox="0 0 500 1000" svg:d="M500 0c0 1000-500 1000-500 1000">
            <text:p/>
          </draw:path>
          <draw:path draw:style-name="gr2" draw:text-style-name="P1" draw:layer="layout" svg:width="0.499cm" svg:height="1.999cm" svg:x="6.25cm" svg:y="7.25cm" svg:viewBox="0 0 500 2000" svg:d="M500 2000c0-2000-500-2000-500-2000">
            <text:p/>
          </draw:path>
          <draw:path draw:style-name="gr2" draw:text-style-name="P1" draw:layer="layout" svg:width="0.499cm" svg:height="0.999cm" svg:x="5.75cm" svg:y="6.25cm" svg:viewBox="0 0 500 1000" svg:d="M0 0c0 1000 500 1000 500 1000">
            <text:p/>
          </draw:path>
        </draw:g>
        <draw:rect draw:style-name="gr3" draw:text-style-name="P1" draw:layer="layout" svg:width="1cm" svg:height="2cm" svg:x="1.25cm" svg:y="10.25cm">
          <text:p/>
        </draw:rect>
        <draw:rect draw:style-name="gr3" draw:text-style-name="P1" draw:layer="layout" svg:width="1cm" svg:height="2cm" draw:transform="rotate (-0.418180888778949) translate (1.699cm 4.133cm)">
          <text:p/>
        </draw:rect>
        <draw:rect draw:style-name="gr3" draw:text-style-name="P1" draw:layer="layout" svg:width="1cm" svg:height="2cm" draw:transform="rotate (-0.418180888778949) translate (1.699cm 4.133cm)">
          <text:p/>
        </draw:rect>
        <draw:rect draw:style-name="gr3" draw:text-style-name="P1" draw:layer="layout" svg:width="1cm" svg:height="2cm" draw:transform="rotate (-0.614704962553474) translate (6.918cm 4.145cm)">
          <text:p/>
        </draw:rect>
        <draw:rect draw:style-name="gr3" draw:text-style-name="P1" draw:layer="layout" svg:width="1cm" svg:height="2cm" svg:x="6.25cm" svg:y="10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6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5:49.07</dc:date>
    <meta:editing-duration>PT2H51M58S</meta:editing-duration>
    <meta:editing-cycles>113</meta:editing-cycles>
    <meta:document-statistic meta:object-count="19"/>
  </office:meta>
</office:document-meta>
</file>